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/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style="italic" style:font-size-asian="13pt" style:font-style-asian="italic" style:font-size-complex="13pt" style:font-style-complex="italic"/>
    </style:style>
    <style:style style:name="T4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ahier des charges pour le/les responsables sons :<text:line-break/><text:line-break/></text:span><text:span text:style-name="T4">Théme du niveau 1 :</text:span><text:span text:style-name="T2"><text:line-break/><text:line-break/></text:span><text:span text:style-name="T3">Le niveau 1 s'inscrit dans une ambiance visuel, chaude, <text:s/>de feu. Présence de magma, flamme ...</text:span><text:span text:style-name="T5"><text:line-break/>On attend une musique collant à ce théme.</text:span><text:line-break/>- Elle ne doit pas être dans un style enfer, le niveau n'étant pas dans ce cadre.</text:p>
      <text:p text:style-name="Standard">- Celle-ci et les autres musiques de niveau à <text:s/>venir doivent pouvoir se répéter en boucle sans que l'on ne le remarque.<text:line-break/>- Durée du théme : environ 1 minute.<text:line-break/><text:line-break/>Ne pas hesiter à proposer plusieurs théme pour un même niveau.<text:line-break/><text:line-break/><text:span text:style-name="T7">Autres sons à fournir :</text:span><text:line-break/><text:tab/>- Bruit :</text:p>
      <text:list xml:id="list1886378584650491245" text:style-name="L1">
        <text:list-item>
          <text:list>
            <text:list-item>
              <text:p text:style-name="P2">de lave (bulles de lave qui eclatent ...)</text:p>
            </text:list-item>
            <text:list-item>
              <text:p text:style-name="P2">d'une lame qui tranche dans le vide. (sabre ou katana)</text:p>
            </text:list-item>
            <text:list-item>
              <text:p text:style-name="P2">de bois qui est coupé.</text:p>
            </text:list-item>
            <text:list-item>
              <text:p text:style-name="P2">du pont en bois qui est détruit.</text:p>
            </text:list-item>
            <text:list-item>
              <text:p text:style-name="P2">du personnage qui saute (le rebond au sol)</text:p>
              <text:list>
                <text:list-item>
                  <text:p text:style-name="P2">sur le sol</text:p>
                </text:list-item>
                <text:list-item>
                  <text:p text:style-name="P2">sur le pont en bois</text:p>
                </text:list-item>
              </text:list>
            </text:list-item>
            <text:list-item>
              <text:p text:style-name="P2">du personnage qui meurt (ou très courte musique)</text:p>
            </text:list-item>
            <text:list-item>
              <text:p text:style-name="P2">du grincement de la porte de fin de niveau</text:p>
            </text:list-item>
            <text:list-item>
              <text:p text:style-name="P2">du vent expulsé par l'objet jet de lave.</text:p>
            </text:list-item>
          </text:list>
        </text:list-item>
      </text:list>
      <text:p text:style-name="Standard"><text:line-break/>Ne pas hesiter à fournir plusieurs sons différents pour chaque cas attendus.<text:line-break/><text:line-break/><text:span text:style-name="T6">En cas de doute ou de question sur le théme ou les autres sons à fournir :</text:span></text:p>
      <text:p text:style-name="P1">Numéro de Dos Santos Jaime chargé du GameDesign : 07 86 84 50 9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6M17S</meta:editing-duration>
    <meta:editing-cycles>7</meta:editing-cycles>
    <meta:generator>OpenOffice/4.1.1$Win32 OpenOffice.org_project/411m6$Build-9775</meta:generator>
    <dc:date>2014-12-10T22:18:29.88</dc:date>
    <dc:creator>Dos santos Jaim</dc:creator>
    <meta:document-statistic meta:table-count="0" meta:image-count="0" meta:object-count="0" meta:page-count="1" meta:paragraph-count="14" meta:word-count="227" meta:character-count="1124"/>
    <meta:user-defined meta:name="Info 1"/>
    <meta:user-defined meta:name="Info 2"/>
    <meta:user-defined meta:name="Info 3"/>
    <meta:user-defined meta:name="Info 4"/>
  </office:meta>
</office:document-meta>
</file>